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ConfigurationSupport.defaultSockJsSchedulerContain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ConfigurationSupport.initDefaultSockJs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ockJsSchedulerContain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ConfigurationSupport.initHandlerRegist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ConfigurationSupport.webSocketHandlerMapping( @ Qualifier ( "defaultSockJsSchedulerContainer" ) DefaultSockJsSchedulerContainer schedulerContai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ockJsSchedulerContain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ConfigurationSupport.registerWebSocketHandlers( WebSocketHandl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SockJsSchedulerContainer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SockJsSchedulerContainer.DefaultSockJsSchedulerContainer( @ Nullable ThreadPool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